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2">
      <style:paragraph-properties fo:margin-left="1.245cm" fo:margin-right="0cm" fo:text-indent="-0.635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1.245cm" fo:margin-right="0cm" fo:text-indent="-0.635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master-page-name="">
      <style:paragraph-properties fo:margin-left="1.245cm" fo:margin-right="0cm" fo:text-indent="-0.635cm" style:auto-text-indent="false" style:page-number="auto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45cm" fo:margin-right="0cm" fo:text-indent="0cm" style:auto-text-indent="false"/>
      <style:text-properties style:text-underline-style="none"/>
    </style:style>
    <style:style style:name="P7" style:family="paragraph" style:parent-style-name="Standard">
      <style:paragraph-properties fo:margin-left="1.245cm" fo:margin-right="0cm" fo:text-indent="0cm" style:auto-text-indent="false"/>
      <style:text-properties style:text-underline-style="solid" style:text-underline-width="auto" style:text-underline-color="font-color"/>
    </style:style>
    <style:style style:name="P8" style:family="paragraph" style:parent-style-name="Standard" style:list-style-name="L1">
      <style:paragraph-properties fo:margin-left="1.245cm" fo:margin-right="0cm" fo:text-indent="0cm" style:auto-text-indent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1.245cm" fo:margin-right="0cm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2.491cm" fo:margin-right="0cm" fo:text-indent="-0.635cm" style:auto-text-indent="false"/>
      <style:text-properties style:text-underline-style="none"/>
    </style:style>
    <style:style style:name="P11" style:family="paragraph" style:parent-style-name="Standard" style:list-style-name="L1">
      <style:paragraph-properties fo:margin-left="2.491cm" fo:margin-right="0cm" fo:text-indent="-0.635cm" style:auto-text-indent="false"/>
      <style:text-properties style:text-underline-style="none"/>
    </style:style>
    <style:style style:name="P12" style:family="paragraph" style:parent-style-name="Standard">
      <style:paragraph-properties fo:margin-left="2.491cm" fo:margin-right="0cm" fo:text-indent="-0.635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2.491cm" fo:margin-right="0cm" fo:text-indent="-0.635cm" style:auto-text-indent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2.491cm" fo:margin-right="0cm" fo:text-indent="-0.635cm" style:auto-text-indent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2.491cm" fo:margin-right="0cm" fo:text-indent="0cm" style:auto-text-indent="false"/>
    </style:style>
    <style:style style:name="P16" style:family="paragraph" style:parent-style-name="Standard">
      <style:paragraph-properties fo:margin-left="2.491cm" fo:margin-right="0cm" fo:text-indent="0cm" style:auto-text-indent="false"/>
      <style:text-properties style:text-underline-style="none"/>
    </style:style>
    <style:style style:name="P17" style:family="paragraph" style:parent-style-name="Standard" style:list-style-name="L1">
      <style:paragraph-properties fo:margin-left="2.491cm" fo:margin-right="0cm" fo:text-indent="0cm" style:auto-text-indent="false"/>
    </style:style>
    <style:style style:name="P18" style:family="paragraph" style:parent-style-name="Standard">
      <style:paragraph-properties fo:margin-left="3.736cm" fo:margin-right="0cm" fo:text-indent="-0.635cm" style:auto-text-indent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1">
      <style:paragraph-properties fo:margin-left="1.856cm" fo:margin-right="0cm" fo:text-indent="0cm" style:auto-text-indent="false"/>
      <style:text-properties style:text-underline-style="none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.61cm" fo:margin-right="0cm" fo:text-indent="0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852cm" fo:margin-right="0cm" fo:text-indent="0cm" style:auto-text-indent="false">
        <style:tab-stops/>
      </style:paragraph-properties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none"/>
    </style:style>
    <style:style style:name="T4" style:family="text">
      <style:text-properties fo:language="en" fo:country="none" fo:font-style="italic" style:text-underline-style="none" style:font-style-asian="italic" style:font-style-complex="italic"/>
    </style:style>
    <style:style style:name="T5" style:family="text">
      <style:text-properties fo:language="en" fo:country="none" fo:font-style="italic" style:font-style-asian="italic" style:font-style-complex="italic"/>
    </style:style>
    <style:style style:name="T6" style:family="text">
      <style:text-properties fo:language="en" fo:country="none" style:text-underline-style="none"/>
    </style:style>
    <style:style style:name="T7" style:family="text">
      <style:text-properties fo:language="en" fo:country="none" style:text-underline-style="solid" style:text-underline-width="auto" style:text-underline-color="font-color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ize="12pt" fo:language="en" fo:country="none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du you use de Framework "moduleadmin"</text:p>
      <text:p text:style-name="Standard"/>
      <text:list xml:id="list38531089" text:style-name="L2">
        <text:list-item>
          <text:p text:style-name="P3"><text:span text:style-name="T2">Configuration in xoopsversio.php:</text:span></text:p>
        </text:list-item>
      </text:list>
      <text:p text:style-name="P1"/>
      <text:p text:style-name="P7">Variable:</text:p>
      <text:p text:style-name="P6"/>
      <text:list xml:id="list38486458" text:style-name="L1">
        <text:list-item>
          <text:p text:style-name="P11">$modversion['author']</text:p>
        </text:list-item>
        <text:list-item>
          <text:p text:style-name="P11">$modversion['pseudo']</text:p>
        </text:list-item>
        <text:list-item>
          <text:p text:style-name="P11">$modversion['website']</text:p>
        </text:list-item>
        <text:list-item>
          <text:p text:style-name="P11">$modversion['name_website']</text:p>
        </text:list-item>
        <text:list-item>
          <text:p text:style-name="P11">$modversion['status_version']</text:p>
        </text:list-item>
        <text:list-item>
          <text:p text:style-name="P11">$modversion['release_date']</text:p>
        </text:list-item>
        <text:list-item>
          <text:p text:style-name="P11">$modversion['help']</text:p>
        </text:list-item>
        <text:list-item>
          <text:p text:style-name="P11">$modversion['min_php']</text:p>
        </text:list-item>
        <text:list-item>
          <text:p text:style-name="P11">$modversion['min_xoops']</text:p>
          <text:p text:style-name="P19"/>
          <text:p text:style-name="P8">Values:</text:p>
        </text:list-item>
      </text:list>
      <text:p text:style-name="P6"/>
      <text:list xml:id="list39299208" text:continue-numbering="true" text:style-name="L1">
        <text:list-header>
          <text:p text:style-name="P17"><text:span text:style-name="T8">$modversion['author']:</text:span><text:span text:style-name="T1"> T</text:span><text:span text:style-name="T3">he authors' names. If there are multiple authors must be separated with ",".</text:span></text:p>
        </text:list-header>
      </text:list>
      <text:p text:style-name="P15"><text:span text:style-name="T3"/></text:p>
      <text:list xml:id="list39290791" text:continue-numbering="true" text:style-name="L1">
        <text:list-header>
          <text:p text:style-name="P17"><text:span text:style-name="T4">$modversion['pseudo']:</text:span><text:span text:style-name="T6"> T</text:span><text:span text:style-name="T3">he authors' pseudos. If there are multiple authors must be separated pseudo with ",".</text:span></text:p>
        </text:list-header>
      </text:list>
      <text:p text:style-name="P15"><text:span text:style-name="T3"/></text:p>
      <text:list xml:id="list39298403" text:continue-numbering="true" text:style-name="L1">
        <text:list-header>
          <text:p text:style-name="P17"><text:span text:style-name="T4">$modversion['website']:</text:span><text:span text:style-name="T6"> The url of the author's site.</text:span></text:p>
        </text:list-header>
      </text:list>
      <text:p text:style-name="P15"><text:span text:style-name="T3"/></text:p>
      <text:list xml:id="list39307604" text:continue-numbering="true" text:style-name="L1">
        <text:list-header>
          <text:p text:style-name="P17"><text:span text:style-name="T4">$$modversion['name_website']:</text:span><text:span text:style-name="T6"> The name of the author's site </text:span><text:span text:style-name="T3">.</text:span></text:p>
          <text:p text:style-name="P17"><text:span text:style-name="T3"/></text:p>
          <text:p text:style-name="P17"><text:span text:style-name="T4">$modversion['status_version']:</text:span><text:span text:style-name="T6"> The version of the module</text:span><text:span text:style-name="T3">.</text:span></text:p>
        </text:list-header>
      </text:list>
      <text:p text:style-name="P15"><text:span text:style-name="T3"/></text:p>
      <text:list xml:id="list39295683" text:continue-numbering="true" text:style-name="L1">
        <text:list-header>
          <text:p text:style-name="P17"><text:span text:style-name="T4">$modversion['release_date']:</text:span><text:span text:style-name="T6"> </text:span><text:bookmark text:name="result_box"/><text:span text:style-name="T6">The release date of the module. </text:span><text:bookmark text:name="result_box1"/><text:span text:style-name="T6">The format is: years/month /day</text:span></text:p>
        </text:list-header>
      </text:list>
      <text:p text:style-name="P15"><text:span text:style-name="T3"/></text:p>
      <text:list xml:id="list39293097" text:continue-numbering="true" text:style-name="L1">
        <text:list-header>
          <text:p text:style-name="P17"><text:span text:style-name="T4">$modversion['help']:</text:span><text:span text:style-name="T6"> </text:span><text:bookmark text:name="result_box2"/><text:span text:style-name="T6">To create a help topic. There must be "page = your_template_name" </text:span><text:span text:style-name="T3">.</text:span></text:p>
        </text:list-header>
      </text:list>
      <text:p text:style-name="P15"><text:span text:style-name="T3"/></text:p>
      <text:list xml:id="list39307925" text:continue-numbering="true" text:style-name="L1">
        <text:list-header>
          <text:p text:style-name="P17"><text:span text:style-name="T4">$modversion['min_php']:</text:span><text:span text:style-name="T6"> </text:span><text:bookmark text:name="result_box3"/><text:span text:style-name="T6">Set the minimum version of php required for the module </text:span><text:span text:style-name="T3">.</text:span></text:p>
        </text:list-header>
      </text:list>
      <text:p text:style-name="P15"><text:span text:style-name="T3"/></text:p>
      <text:list xml:id="list39287655" text:continue-numbering="true" text:style-name="L1">
        <text:list-header>
          <text:p text:style-name="P17"><text:span text:style-name="T4">$modversion['min_xoops']:</text:span><text:span text:style-name="T6"> </text:span><text:bookmark text:name="result_box4"/><text:span text:style-name="T6">Set the minimum version required for xoops module </text:span><text:span text:style-name="T3">.</text:span></text:p>
        </text:list-header>
      </text:list>
      <text:p text:style-name="P10"/>
      <text:p text:style-name="P7">Exemple:</text:p>
      <text:p text:style-name="P1"/>
      <text:p text:style-name="P16">$modversion['author'] = 'G. Mage';</text:p>
      <text:p text:style-name="P16">$modversion['pseudo'] = 'Mage';</text:p>
      <text:p text:style-name="P16">$modversion['website'] = '<text:a xlink:type="simple" xlink:href="http://www.freexoopservices.com/">www.freexoopservices.com</text:a>';</text:p>
      <text:p text:style-name="P16">$modversion['name_website'] = 'FreeXoopServices';</text:p>
      <text:p text:style-name="P16">$modversion['status_version'] = 'RC';</text:p>
      <text:p text:style-name="P16">$modversion['release_date'] = '2011/05/13';</text:p>
      <text:p text:style-name="P16">$modversion['help'] = 'page=tdmdownloads_help';</text:p>
      <text:p text:style-name="P16">$modversion['min_php'] = '5.2';</text:p>
      <text:p text:style-name="P16">$modversion['min_xoops'] = '2.5';</text:p>
      <text:p text:style-name="P16"><text:soft-page-break/></text:p>
      <text:list xml:id="list39287005" text:continue-list="list38531089" text:style-name="L2">
        <text:list-item>
          <text:p text:style-name="P3"><text:bookmark text:name="result_box6"/><text:span text:style-name="T7">Create the function of calling Frameworks</text:span><text:span text:style-name="T7">:</text:span></text:p>
        </text:list-item>
      </text:list>
      <text:p text:style-name="P5"/>
      <text:p text:style-name="P12"><text:bookmark text:name="result_box7"/><text:span text:style-name="T3">Function Name: </text:span><text:span text:style-name="T5">NameOfYourModule</text:span><text:span text:style-name="T3">_checkModuleAdmin()</text:span></text:p>
      <text:p text:style-name="P20"/>
      <text:p text:style-name="P13"><text:span text:style-name="T9">Exemple:</text:span></text:p>
      <text:p text:style-name="P13"><text:span text:style-name="T10"/></text:p>
      <text:p text:style-name="P18">function TDMDownloads_checkModuleAdmin()</text:p>
      <text:p text:style-name="P18">{</text:p>
      <text:p text:style-name="P18"><text:s text:c="4"/>if ( file_exists($GLOBALS['xoops']-&gt;path('/Frameworks/moduleadmin/moduleadmin.php'))){</text:p>
      <text:p text:style-name="P18"><text:s text:c="8"/>include_once $GLOBALS['xoops']-&gt;path('/Frameworks/moduleadmin/moduleadmin.php');</text:p>
      <text:p text:style-name="P18"><text:s text:c="8"/>return true;</text:p>
      <text:p text:style-name="P18"><text:s text:c="4"/>}else{</text:p>
      <text:p text:style-name="P18"><text:s text:c="8"/>echo xoops_error("Error: You don't use the Frameworks \"admin module\". Please install this Frameworks");</text:p>
      <text:p text:style-name="P18"><text:s text:c="8"/>return false;</text:p>
      <text:p text:style-name="P18"><text:s text:c="4"/>}</text:p>
      <text:p text:style-name="P18">}</text:p>
      <text:p text:style-name="P18"/>
      <text:p text:style-name="P14">Explanation:</text:p>
      <text:p text:style-name="P14"><text:span text:style-name="T1"/></text:p>
      <text:p text:style-name="P22"><text:bookmark text:name="result_box8"/><text:span text:style-name="T11">Copy this function and change its name. </text:span><text:bookmark text:name="result_box9"/><text:span text:style-name="T3">This </text:span><text:span text:style-name="T11">function</text:span><text:span text:style-name="T3"> is in "include/functions.php" in the module </text:span></text:p>
      <text:p text:style-name="P12"/>
      <text:p text:style-name="P4"/>
      <text:list xml:id="list39292333" text:continue-numbering="true" text:style-name="L2">
        <text:list-item>
          <text:p text:style-name="P3"><text:bookmark text:name="result_box5"/><text:span text:style-name="T7">Creating the index.php page in the administration:</text:span></text:p>
        </text:list-item>
      </text:list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1M44S</meta:editing-duration>
    <meta:editing-cycles>9</meta:editing-cycles>
    <meta:generator>OpenOffice.org/3.3$Win32 OpenOffice.org_project/330m20$Build-9567</meta:generator>
    <dc:date>2011-05-13T19:17:27.15</dc:date>
    <dc:creator>Grégory Mage</dc:creator>
    <meta:document-statistic meta:table-count="0" meta:image-count="0" meta:object-count="0" meta:page-count="2" meta:paragraph-count="48" meta:word-count="230" meta:character-count="2058"/>
    <meta:user-defined meta:name="Info 1"/>
    <meta:user-defined meta:name="Info 2"/>
    <meta:user-defined meta:name="Info 3"/>
    <meta:user-defined meta:name="Info 4"/>
  </office:meta>
</office:document-meta>
</file>